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ecab" officeooo:paragraph-rsid="001beca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becab" officeooo:paragraph-rsid="001becab" style:font-weight-asian="normal" style:font-weight-complex="normal"/>
    </style:style>
    <style:style style:name="P3" style:family="paragraph" style:parent-style-name="Standard">
      <style:text-properties fo:color="#0000ff" style:text-underline-style="none" fo:font-weight="normal" officeooo:rsid="001becab" officeooo:paragraph-rsid="001becab" style:font-weight-asian="normal" style:font-weight-complex="normal"/>
    </style:style>
    <style:style style:name="P4" style:family="paragraph" style:parent-style-name="Standard">
      <style:text-properties fo:font-style="italic" style:text-underline-style="none" fo:font-weight="bold" officeooo:rsid="001becab" officeooo:paragraph-rsid="001becab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ghts &amp; Crosses – Algorythm</text:p>
      <text:p text:style-name="P1"/>
      <text:p text:style-name="P2">Create the webpage layout consisting on a basic 3x3 table.</text:p>
      <text:p text:style-name="P2"/>
      <text:p text:style-name="P2">Inside the table cells there will be links (&lt;a&gt; tags) which should take the whole cell space. Check how to make them fit the whole cell using CSS !!!!</text:p>
      <text:p text:style-name="P2"/>
      <text:p text:style-name="P2">When clicking on the links (onclick event !!!), call a mark function passing coordinate values mark(a,b). For example: mark(1,2) would mark cell 3 on the second row.</text:p>
      <text:p text:style-name="P2"/>
      <text:p text:style-name="P4">Algorythm</text:p>
      <text:p text:style-name="P2"/>
      <text:p text:style-name="P3">Global Click counter initialize.</text:p>
      <text:p text:style-name="P3"/>
      <text:p text:style-name="P3">Create the function using javascript:</text:p>
      <text:p text:style-name="P3">if click number is lesser than 9 do {</text:p>
      <text:p text:style-name="P3"><text:tab/>take the parameters a and b and compose a coordinate like ab. For example: a=2 b=0 <text:s/>compose coordinate 20.</text:p>
      <text:p text:style-name="P3"/>
      <text:p text:style-name="P3"><text:tab/>if click count is pair{</text:p>
      <text:p text:style-name="P3"><text:tab/><text:tab/>change the cell background to O. <text:s text:c="2"/>//Check how to change background image style using javascript.</text:p>
      <text:p text:style-name="P3"><text:tab/>}</text:p>
      <text:p text:style-name="P3"><text:tab/>else {</text:p>
      <text:p text:style-name="P3"><text:tab/><text:tab/>change the cell background to X. <text:s text:c="2"/>//Check how to change background image style using javascript.</text:p>
      <text:p text:style-name="P3"><text:tab/>}</text:p>
      <text:p text:style-name="P3"><text:tab/></text:p>
      <text:p text:style-name="P3"><text:tab/>fit the background style image size.//Check how to change background image size using javascript.</text:p>
      <text:p text:style-name="P3"/>
      <text:p text:style-name="P3"><text:tab/>Update click counter by 1.</text:p>
      <text:p text:style-name="P3"/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ron </meta:initial-creator>
    <meta:creation-date>2014-12-19T09:08:08.960187204</meta:creation-date>
    <dc:date>2014-12-19T09:18:09.787733831</dc:date>
    <dc:creator>dorron </dc:creator>
    <meta:editing-duration>P0D</meta:editing-duration>
    <meta:editing-cycles>1</meta:editing-cycles>
    <meta:document-statistic meta:table-count="0" meta:image-count="0" meta:object-count="0" meta:page-count="1" meta:paragraph-count="19" meta:word-count="167" meta:character-count="984" meta:non-whitespace-character-count="817"/>
    <meta:generator>LibreOffice/4.2.7.2$Linux_X86_64 LibreOffice_project/420m0$Build-2</meta:generator>
  </office:meta>
</office:document-meta>
</file>